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bcef0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744a3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887ef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bb60c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officeooo:rsid="002887e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2">3</text:span><text:span text:style-name="T1">.</text:span><text:span text:style-name="T3">3</text:span><text:span text:style-name="T1">.</text:span><text:span text:style-name="T5">4</text:span><text:span text:style-name="T1">. </text:span><text:span text:style-name="T5">Candela, me quemo</text:span></text:p>
      <text:p text:style-name="P3"/>
      <text:p text:style-name="P1"><text:bookmark text:name="docs-internal-guid-b588ec7f-057c-8e90-7669-62a4e0e6afe4"/><text:span text:style-name="T6">¡Se prende fuego el tablero! Valiéndote del procedimiento primitivo </text:span><text:span text:style-name="T8"><draw:frame draw:style-name="fr1" draw:name="Image1" text:anchor-type="as-char" svg:width="1.87cm" svg:height="0.547cm" draw:z-index="1"><draw:image xlink:href="https://lh6.googleusercontent.com/0fObrhl8CAxgdzw001iSzv5DgUy-BbPQrRb0HcoLCrtfkvqVkUJ3Hi4W2Ih9HwyMGdcNkOaFlDBpvGI8UravcJ2AVqwVJ1FuWLqQE3StFdrw8YvGcuqvYwdyQU9Unty7YOv9QcZs" xlink:type="simple" xlink:show="embed" xlink:actuate="onLoad"/></draw:frame></text:span><text:span text:style-name="T6">, escribí un procedimiento que apague el incendio del tablero que se ve a continuación:</text:span></text:p>
      <text:p text:style-name="Text_20_body"/>
      <text:p text:style-name="P7"><draw:frame draw:style-name="fr1" draw:name="Image2" text:anchor-type="as-char" svg:width="8.484cm" svg:height="2.17cm" draw:z-index="0"><draw:image xlink:href="https://lh5.googleusercontent.com/PCt2d2rhlicyJAbn_qA5GcKVkIRmLeZHpKGlmvA36Y4zT7Fj2Sar210SVdm2AaELixF7TFQktrtReSy-yDiHMgL4RNzabhQZQAjFbk78ZU6NaiyNOSBeWcrX1hOCtZFWSXMDmPK_" xlink:type="simple" xlink:show="embed" xlink:actuate="onLoad"/></draw:frame></text:p>
      <text:p text:style-name="P2"/>
      <text:p text:style-name="P8">¿Cuántas veces vas a tener que repetir la acción? Fijate que hay siete focos de incendio, pero no hay que moverse tantas veces..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8-21T12:53:24.230000000</dc:date>
    <meta:editing-duration>PT22M24S</meta:editing-duration>
    <meta:editing-cycles>25</meta:editing-cycles>
    <meta:generator>LibreOffice/4.2.5.2$Windows_x86 LibreOffice_project/6ff819b65674ae6c83f3cbab9e4a4c2b292a7a94</meta:generator>
    <meta:document-statistic meta:table-count="0" meta:image-count="2" meta:object-count="0" meta:page-count="1" meta:paragraph-count="4" meta:word-count="52" meta:character-count="317" meta:non-whitespace-character-count="268"/>
  </office:meta>
</office:document-meta>
</file>